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P4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ROSS CHASE</text:h>
      <text:p text:style-name="P1">A massively 8-bit multi-system game</text:p>
      <text:p text:style-name="Standard"/>
      <text:h text:style-name="P4" text:outline-level="2">The Author</text:h>
      <text:p text:style-name="Standard">My name is Fabrizio Caruso, I am a software engineer and a retro-computing enthusiast and collector.</text:p>
      <text:p text:style-name="Standard">I have collected about 80 computers from the late '70s, '80s and early '90.</text:p>
      <text:p text:style-name="Standard">I am mostly interested in the 8-bit era.</text:p>
      <text:p text:style-name="Standard"/>
      <text:h text:style-name="P4" text:outline-level="2">The Project</text:h>
      <text:p text:style-name="Standard">CROSS CHASE is my personal project whose main purpose is to create a simple, yet fun, game</text:p>
      <text:p text:style-name="Standard">for literally ALL 8-bit computers (and many 8-bit consoles, computer-console hybrids and hand-helds) from the '70s and '80s.</text:p>
      <text:p text:style-name="Standard">By ALL I mean any 8-bit computers with enough RAM and for which a capable ANSI C cross compiler exists.</text:p>
      <text:p text:style-name="Standard">My project is open source and it can be followed at:</text:p>
      <text:p text:style-name="Standard">https://github.com/Fabrizio-Caruso/CROSS-CHASE</text:p>
      <text:p text:style-name="Standard">where both the source code and pre-compiled binaries for more than 60 different systems and configurations are freely available.</text:p>
      <text:p text:style-name="Standard">Please go back often to the GitHub page if you want the latest version because I make frequent updates.</text:p>
      <text:p text:style-name="Standard"/>
      <text:p text:style-name="Standard"/>
      <text:h text:style-name="P4" text:outline-level="2">What got me started</text:h>
      <text:p text:style-name="Standard">This idea came to me when I found out about the CC65 cross development toolkit for 6502-based systems</text:p>
      <text:p text:style-name="Standard">(https://github.com/cc65/cc65).</text:p>
      <text:p text:style-name="Standard">I realized that CC65 provided a common language (ANSI C) for all its supported targets </text:p>
      <text:p text:style-name="Standard">and some common APIs for most of its targets.</text:p>
      <text:p text:style-name="Standard">I started playing around with it by modifying the "hello world" example, which is provided with it.</text:p>
      <text:p text:style-name="Standard">After 1100 Git commits from the "hello world" I have now an arcade-like game that can run on about 60 different systems.</text:p>
      <text:p text:style-name="Standard">CC65 was clearly not enough and I had to resort to other toolkits such as:</text:p>
      <text:p text:style-name="Standard">Z88DK (https://github.com/z88dk/z88dk) which comes with two ANSI C cross compilers (ZSDCC and SCCZ80) for Z80-based systems and WinCMOC and CMOC proper (https://perso.b2b2c.ca/~sarrazip/dev/cmoc.html) which are development tools for 6809-based computers.</text:p>
      <text:p text:style-name="Standard">I also plan to use GCC for TI for the TMS9000-based Texas Ti-99/4A, which I intend to support even if it is a 16 bit system but for the same 8-bit era.</text:p>
      <text:p text:style-name="Standard"/>
      <text:p text:style-name="Standard"/>
      <text:p text:style-name="Standard"/>
      <text:p text:style-name="Standard"/>
      <text:p text:style-name="Standard"/>
      <text:h text:style-name="P4" text:outline-level="2"><text:soft-page-break/>THE GAMEPLAY</text:h>
      <text:p text:style-name="Standard">The idea of the game is original: You are chased by some bad guys. You can kill by luring them into some mines that they do not see. I was not inspired by anything but I later found out that similar games exist.The closest one may be Robots (https://wiki.gnome.org/Apps/Robots) as included in Gnome. The main difference between my game and Robots is that my game is an action game and Robots is turn-based.</text:p>
      <text:p text:style-name="Standard"/>
      <text:p text:style-name="Standard">With respect to the gameplay the game exists in three versions in order to fit into as many different memory/video configurations as possible.</text:p>
      <text:p text:style-name="Standard">The <text:span text:style-name="T1">very same </text:span>code (or meta-code) produces all three versions:</text:p>
      <text:p text:style-name="Standard">- TINY: just you, the bad guys chasing you and the mines;</text:p>
      <text:p text:style-name="Standard">- LIGHT: same as TINY but: 1. there is an enemy (the skull) who does not die on the mines and 2. you can get some power-ups</text:p>
      <text:p text:style-name="Standard">including a gun that can kill all including the skull;</text:p>
      <text:p text:style-name="Standard">- FULL: as as LIGHT but with different enemy types, more power-ups and multiple levels with different walls and missiles.</text:p>
      <text:p text:style-name="Standard"/>
      <text:h text:style-name="P4" text:outline-level="2">THE SUPPORTED SYSTEMS</text:h>
      <text:p text:style-name="Standard">The supported systems are in principle ALL 8-bit systems but the game currently only works for just about 70 systems and configurations.</text:p>
      <text:p text:style-name="Standard">I am actively adding new systems all the time, so I can only provide the partial list:</text:p>
      <text:p text:style-name="Standard"/>
      <text:p text:style-name="Standard">Partial list of FULL versions:</text:p>
      <text:p text:style-name="P2">- Luxor ABC80 32k</text:p>
      <text:p text:style-name="P2">- Jupiter Ace 16k </text:p>
      <text:p text:style-name="P2">- Apple //c</text:p>
      <text:p text:style-name="P2">- Apple ][e</text:p>
      <text:p text:style-name="P2">- Mattel Aquarius 16k</text:p>
      <text:p text:style-name="P2">- Atari 5200 (console)</text:p>
      <text:p text:style-name="P2">- Atari 400/800 (color low resolution)</text:p>
      <text:p text:style-name="P2">- Atari 400/800 (high resolution)</text:p>
      <text:p text:style-name="P2">- Tangerine Atmos and Oric 1 48K</text:p>
      <text:p text:style-name="P2">- Commodore 128 (native 40 column mode)</text:p>
      <text:p text:style-name="P2">- Commodore 128 (native 80 column mode)</text:p>
      <text:p text:style-name="P2">- Commodore 16/116/+4 (32k min)</text:p>
      <text:p text:style-name="P2">- Commodore 64</text:p>
      <text:p text:style-name="P2">- Commodore CBM 510</text:p>
      <text:p text:style-name="P2">- Commodore CBM 610</text:p>
      <text:p text:style-name="P2">- CoCo 1/2/3 and Dragon 32/64 (multiple versions)</text:p>
      <text:p text:style-name="P2">- Amstrad CPC</text:p>
      <text:p text:style-name="P2">- Galaksija 22k</text:p>
      <text:p text:style-name="P2">- Gamate (console)</text:p>
      <text:p text:style-name="P2">- Lambda 8300 16k</text:p>
      <text:p text:style-name="P2">- CCE MC-1000 48k</text:p>
      <text:p text:style-name="P2">- MicroBee</text:p>
      <text:p text:style-name="P2">- MSX 32K (cassette and rom version)</text:p>
      <text:p text:style-name="P2">- MTX</text:p>
      <text:p text:style-name="P2">- Nascom computer series 32k</text:p>
      <text:p text:style-name="P2">- NES (console)</text:p>
      <text:p text:style-name="P2">- Ohio Scientific 1P 32k</text:p>
      <text:p text:style-name="P2">- Philips P2000</text:p>
      <text:p text:style-name="P2">- PC-6001 32K</text:p>
      <text:p text:style-name="P2">- Commodore PET 16k</text:p>
      <text:p text:style-name="P2"><text:soft-page-break/>- Sam Coupe</text:p>
      <text:p text:style-name="P2">- Sharp MZ series</text:p>
      <text:p text:style-name="P2">- Sinclair Spectrum 48K</text:p>
      <text:p text:style-name="P2">- Spectravideo SVI 328</text:p>
      <text:p text:style-name="P2">- VG-5000 with 16k expansion</text:p>
      <text:p text:style-name="P2">- Vic 20 with 16k expansion</text:p>
      <text:p text:style-name="P2">- VZ 200 family (Vtech Laser 200/310 and VZ 200/300) with 32K</text:p>
      <text:p text:style-name="P2">- Robotron Z 9001 32k</text:p>
      <text:p text:style-name="P2">- Sinclair ZX80 with 16k expansion</text:p>
      <text:p text:style-name="P2">- Sinclair ZX81 with 16k expansion</text:p>
      <text:p text:style-name="P2"/>
      <text:p text:style-name="Standard">Partial list of LIGHT versions:</text:p>
      <text:p text:style-name="P2">- Luxor ABC80 16k</text:p>
      <text:p text:style-name="P2">- Atari 400/800 (high resolution)</text:p>
      <text:p text:style-name="P2">- Commodore 16/116 (unexpanded)</text:p>
      <text:p text:style-name="P2">- CCE MC-1000 16k (unexpanded)</text:p>
      <text:p text:style-name="P2">- MSX 16k</text:p>
      <text:p text:style-name="P2">- Nascom computer series 16k</text:p>
      <text:p text:style-name="P2">- Oric 1 16k (unexpanded)</text:p>
      <text:p text:style-name="P2">- Philips P2000 16k (unexpanded)</text:p>
      <text:p text:style-name="P2">- Spectravideo 318 16k (unexpanded)</text:p>
      <text:p text:style-name="P2">- VG-5000 16k (unexpanded)</text:p>
      <text:p text:style-name="P2">- Vic 20 with 8k expansion</text:p>
      <text:p text:style-name="P2">- VZ 200 family (Vtech Laser 200/310 and VZ 200/300) with 16K</text:p>
      <text:p text:style-name="P2">- Robotron Z 9001 16k</text:p>
      <text:p text:style-name="Standard"/>
      <text:p text:style-name="Standard">Partial list of TINY versions:</text:p>
      <text:p text:style-name="P2">- Creativision (computer/console hybrid) 8k rom version</text:p>
      <text:p text:style-name="P2">- Ohio Scientific 1P 8k</text:p>
      <text:p text:style-name="P2">- Commodore PET 8k</text:p>
      <text:p text:style-name="P2">- Sinclair Spectrum 16k (unexpanded)</text:p>
      <text:p text:style-name="P2">- Commodore Vic 20 with 3k expansion</text:p>
      <text:p text:style-name="Standard"/>
      <text:h text:style-name="P4" text:outline-level="2">HOW IS THIS DONE?</text:h>
      <text:p text:style-name="Standard">I am using the <text:span text:style-name="T1">very same</text:span> code for all systems. </text:p>
      <text:p text:style-name="Standard">This is possible because </text:p>
      <text:p text:style-name="Standard">1. I am using ANSI C, which is a universal language</text:p>
      <text:p text:style-name="Standard">2. I have created a sort of universal 8-bit framework for very simple graphics and sounds.</text:p>
      <text:p text:style-name="Standard">It provides an abstraction layer so that hardware-specific code is used for graphics and sounds.</text:p>
      <text:p text:style-name="Standard">3. I am using some object-oriented programming (in ANSI C for 8 bit computers!). Surprisingly this is making the code smaller and not bigger.<text:line-break/>4. I am using meta-code to select or deselect the right code for the right target.<text:line-break/></text:p>
      <text:h text:style-name="P4" text:outline-level="2">ACKKNOWLEDGEMENTS</text:h>
      <text:p text:style-name="Standard">This is a personal project but I have been helped and supported by different people.</text:p>
      <text:p text:style-name="Standard">I have got a lot of support and help from Stefano Bodrato from the Z88DK team.</text:p>
      <text:p text:style-name="Standard">I have also been supported by some people from the "scene" (Simon Jonassen from the CoCo/Dragon scene) </text:p>
      <text:p text:style-name="Standard">and from some of the authors of the other toolkits </text:p>
      <text:p text:style-name="Standard">(Christian Groessler from the CC65 team and Pierre Sarrazin who is the author of the CMOC)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rizio Caruso</meta:initial-creator>
    <meta:creation-date>2018-01-07T22:42:52.66</meta:creation-date>
    <dc:date>2018-01-07T22:56:36.95</dc:date>
    <dc:creator>Fabrizio Caruso</dc:creator>
    <meta:editing-duration>PT13M45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3" meta:paragraph-count="109" meta:word-count="1005" meta:character-count="5673"/>
  </office:meta>
</office:document-meta>
</file>